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14pt" style:text-underline-style="solid" style:text-underline-width="auto" style:text-underline-color="font-color" officeooo:rsid="00103782" officeooo:paragraph-rsid="00103782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Noto Sans" fo:font-size="14pt" style:text-underline-style="solid" style:text-underline-width="auto" style:text-underline-color="font-color" officeooo:rsid="00103782" officeooo:paragraph-rsid="00103782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officeooo:paragraph-rsid="001078f5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12pt" style:text-underline-style="none" officeooo:rsid="00103782" officeooo:paragraph-rsid="00103782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12pt" style:text-underline-style="none" officeooo:rsid="001078f5" officeooo:paragraph-rsid="001078f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078f5" officeooo:paragraph-rsid="001078f5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officeooo:paragraph-rsid="001078f5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0166" officeooo:paragraph-rsid="00150166"/>
    </style:style>
    <style:style style:name="T1" style:family="text">
      <style:text-properties style:text-underline-style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078f5" style:font-size-asian="12pt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fo:font-size="12pt" style:text-underline-style="none" officeooo:rsid="001078f5" style:font-size-asian="12pt" style:font-size-complex="12pt"/>
    </style:style>
    <style:style style:name="T6" style:family="text">
      <style:text-properties style:font-name="Noto Sans" fo:font-size="12pt" style:text-underline-style="none" officeooo:rsid="001078f5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mera 2 API Implementation</text:p>
      <text:p text:style-name="P2"><text:span text:style-name="T2">TextureView :-</text:span><text:span text:style-name="T1"> <text:s/></text:span><text:span text:style-name="T4">Is a View in android used to display live video or stream </text:span><text:span text:style-name="T5">or animation</text:span><text:span text:style-name="T4"> on screen.</text:span></text:p>
      <text:p text:style-name="P4"/>
      <text:p text:style-name="P4">In order to do that, an object of this class need to be <text:s/>instantiated and surface texture listener have to implemented.</text:p>
      <text:p text:style-name="P4"/>
      <text:p text:style-name="P5">Surface texture listener has four override methods. For live camera preview we need to override two method.</text:p>
      <text:p text:style-name="P5"/>
      <text:p text:style-name="P3"><text:span text:style-name="T6">a) </text:span><text:span text:style-name="T4">onSurfaceTextureAvailable →</text:span><text:span text:style-name="T5"> </text:span><text:bookmark-start text:name="__DdeLink__0_729325441"/><text:span text:style-name="T5">Camera should be opened inside this method.</text:span><text:bookmark-end text:name="__DdeLink__0_729325441"/></text:p>
      <text:p text:style-name="P6"/>
      <text:p text:style-name="P3"><text:span text:style-name="T5">b) </text:span><text:span text:style-name="T4">onSurfaceTextureDestroyed →</text:span><text:span text:style-name="T5"> Camera should be closed inside this method.</text:span></text:p>
      <text:p text:style-name="P3"><text:span text:style-name="T5"/></text:p>
      <text:p text:style-name="P8"><text:span text:style-name="T3">S</text:span><text:span text:style-name="T2">parse Int Array:</text:span><text:span text:style-name="T4"> Similar to array and it maps integer to integer but more efficient than HashMap in terms of memory. SparseIntArray is 50% slower than HashMap and is recommended to use for small datase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7T14:46:38.655965890</meta:creation-date>
    <dc:date>2017-09-07T19:12:00.460324015</dc:date>
    <meta:editing-duration>PT47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115" meta:character-count="702" meta:non-whitespace-character-count="592"/>
  </office:meta>
</office:document-meta>
</file>